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30000008DE8AAAC551EA9DCCE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6.602cm"/>
    </style:style>
    <style:style style:name="Tabla9.B" style:family="table-column">
      <style:table-column-properties style:column-width="3.805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7.317cm"/>
    </style:style>
    <style:style style:name="Table1.C" style:family="table-column">
      <style:table-column-properties style:column-width="3.45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" officeooo:rsid="001dbf99" officeooo:paragraph-rsid="002e19c8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2e19c8"/>
    </style:style>
    <style:style style:name="P4" style:family="paragraph" style:parent-style-name="Standard">
      <style:text-properties style:font-name="Ubuntu Mono"/>
    </style:style>
    <style:style style:name="P5" style:family="paragraph" style:parent-style-name="Standard">
      <style:text-properties style:font-name="Ubuntu Mono" fo:font-size="11pt" style:text-underline-style="none" officeooo:rsid="00246e29" officeooo:paragraph-rsid="00246e29" style:font-size-asian="10.5pt"/>
    </style:style>
    <style:style style:name="P6" style:family="paragraph" style:parent-style-name="Standard">
      <style:text-properties style:font-name="Ubuntu Mono" fo:font-size="11pt" style:text-underline-style="none" officeooo:rsid="00293dfe" officeooo:paragraph-rsid="00293dfe" style:font-size-asian="10.5pt"/>
    </style:style>
    <style:style style:name="P7" style:family="paragraph" style:parent-style-name="Standard">
      <style:text-properties style:font-name="Ubuntu Mono" fo:font-size="11pt" fo:font-weight="normal" officeooo:rsid="0012f029" officeooo:paragraph-rsid="0016c155" style:font-size-asian="10.5pt" style:font-weight-asian="normal" style:font-weight-complex="normal"/>
    </style:style>
    <style:style style:name="P8" style:family="paragraph" style:parent-style-name="Standard">
      <style:text-properties style:font-name="Ubuntu Mono" fo:font-size="11pt" fo:font-weight="normal" officeooo:rsid="001461bd" officeooo:paragraph-rsid="0016c155" style:font-size-asian="10.5pt" style:font-weight-asian="normal" style:font-weight-complex="normal"/>
    </style:style>
    <style:style style:name="P9" style:family="paragraph" style:parent-style-name="Standard">
      <style:text-properties style:font-name="Ubuntu Mono" fo:font-size="11pt" fo:font-weight="normal" officeooo:rsid="002ce413" officeooo:paragraph-rsid="002ce413" style:font-size-asian="10.5pt" style:font-weight-asian="normal" style:font-weight-complex="normal"/>
    </style:style>
    <style:style style:name="P10" style:family="paragraph" style:parent-style-name="Standard">
      <style:text-properties style:font-name="Ubuntu Mono" officeooo:rsid="00246e29" officeooo:paragraph-rsid="00246e29"/>
    </style:style>
    <style:style style:name="P11" style:family="paragraph" style:parent-style-name="Standard">
      <style:text-properties style:font-name="Ubuntu Mono" officeooo:rsid="00246e29" officeooo:paragraph-rsid="0025628d"/>
    </style:style>
    <style:style style:name="P12" style:family="paragraph" style:parent-style-name="Standard">
      <style:text-properties style:font-name="Ubuntu Mono" officeooo:rsid="002760ab" officeooo:paragraph-rsid="002760ab"/>
    </style:style>
    <style:style style:name="P13" style:family="paragraph" style:parent-style-name="Standard">
      <style:text-properties style:font-name="Ubuntu Mono" officeooo:rsid="00293dfe" officeooo:paragraph-rsid="00293dfe"/>
    </style:style>
    <style:style style:name="P14" style:family="paragraph" style:parent-style-name="Standard">
      <style:text-properties style:font-name="Ubuntu Mono" officeooo:rsid="0017007b" officeooo:paragraph-rsid="0012c5e1"/>
    </style:style>
    <style:style style:name="P15" style:family="paragraph" style:parent-style-name="Standard">
      <style:text-properties style:font-name="Ubuntu Mono" officeooo:paragraph-rsid="0016c155"/>
    </style:style>
    <style:style style:name="P16" style:family="paragraph" style:parent-style-name="Standard">
      <style:text-properties style:font-name="Ubuntu Mono" fo:font-weight="normal" officeooo:rsid="0012f029" officeooo:paragraph-rsid="0016c155" style:font-weight-asian="normal" style:font-weight-complex="normal"/>
    </style:style>
    <style:style style:name="P17" style:family="paragraph" style:parent-style-name="Standard">
      <style:text-properties style:font-name="Ubuntu Mono" officeooo:rsid="000fe81d" officeooo:paragraph-rsid="0016c155"/>
    </style:style>
    <style:style style:name="P18" style:family="paragraph" style:parent-style-name="Standard">
      <style:text-properties style:font-name="Ubuntu Mono" officeooo:rsid="0029ff80" officeooo:paragraph-rsid="0029ff80"/>
    </style:style>
    <style:style style:name="P19" style:family="paragraph" style:parent-style-name="Standard">
      <style:text-properties fo:color="#000080" style:font-name="Ubuntu Mono" fo:font-size="11pt" style:text-underline-style="none" style:font-size-asian="10.5pt"/>
    </style:style>
    <style:style style:name="P20" style:family="paragraph" style:parent-style-name="Standard">
      <style:text-properties fo:color="#0000ff" style:font-name="Ubuntu Mono" fo:font-size="11pt" style:text-underline-style="none" officeooo:paragraph-rsid="0012c5e1" style:font-size-asian="10.5pt"/>
    </style:style>
    <style:style style:name="P21" style:family="paragraph" style:parent-style-name="Standard">
      <style:text-properties style:font-name="Arial" fo:font-size="11pt" style:text-underline-style="none" fo:font-weight="normal" officeooo:rsid="002e19c8" officeooo:paragraph-rsid="002ce413" style:font-size-asian="10.5pt" style:font-weight-asian="normal" style:font-weight-complex="normal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text-position="0% 100%" style:font-name="Ubuntu Mono" fo:font-size="12pt" officeooo:rsid="0022502e" officeooo:paragraph-rsid="0022502e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1cc579" officeooo:paragraph-rsid="001cc579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1f84a6" officeooo:paragraph-rsid="002b2419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22502e" officeooo:paragraph-rsid="0022502e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2a9bcb" officeooo:paragraph-rsid="002a9bcb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2b2419" officeooo:paragraph-rsid="002b2419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style:text-underline-style="none" officeooo:rsid="001f84a6" officeooo:paragraph-rsid="001f84a6" style:font-size-asian="12pt" style:font-size-complex="12pt"/>
    </style:style>
    <style:style style:name="P29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1cc579"/>
    </style:style>
    <style:style style:name="P30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1f84a6"/>
    </style:style>
    <style:style style:name="P3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Ubuntu Mono" officeooo:rsid="00293dfe" officeooo:paragraph-rsid="00293dfe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Ubuntu Mono" officeooo:rsid="0029ff80" officeooo:paragraph-rsid="0029ff80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paragraph-rsid="0029ff80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Ubuntu Mono" fo:font-size="11pt" fo:font-weight="normal" officeooo:rsid="001062cd" officeooo:paragraph-rsid="0012c5e1" style:font-size-asian="10.5pt" style:font-weight-asian="normal" style:font-weight-complex="normal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Ubuntu Mono" fo:font-size="11pt" fo:font-weight="normal" officeooo:rsid="0017007b" officeooo:paragraph-rsid="0012c5e1" style:font-size-asian="10.5pt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29ff80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Ubuntu Mono" officeooo:rsid="00293dfe" officeooo:paragraph-rsid="0029ff80"/>
    </style:style>
    <style:style style:name="P40" style:family="paragraph" style:parent-style-name="Standard">
      <style:paragraph-properties fo:margin-left="1.251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2a9bcb" officeooo:paragraph-rsid="002a9bcb" style:font-size-asian="12pt" style:font-size-complex="12pt"/>
    </style:style>
    <style:style style:name="P41" style:family="paragraph" style:parent-style-name="Standard">
      <style:paragraph-properties fo:margin-left="1.251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1cc579" officeooo:paragraph-rsid="001cc579" style:font-size-asian="12pt" style:font-size-complex="12pt"/>
    </style:style>
    <style:style style:name="P42" style:family="paragraph" style:parent-style-name="Standard">
      <style:paragraph-properties fo:margin-left="1.251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22502e" officeooo:paragraph-rsid="0022502e" style:font-size-asian="12pt" style:font-size-complex="12pt"/>
    </style:style>
    <style:style style:name="P43" style:family="paragraph" style:parent-style-name="Standard">
      <style:paragraph-properties fo:margin-left="1.251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2b2419" officeooo:paragraph-rsid="002b2419" style:font-size-asian="12pt" style:font-size-complex="12pt"/>
    </style:style>
    <style:style style:name="P44" style:family="paragraph" style:parent-style-name="Text_20_body">
      <style:text-properties fo:font-variant="normal" fo:text-transform="none" style:use-window-font-color="true" style:font-name="Ubuntu Mono" fo:letter-spacing="normal" fo:font-style="normal" fo:font-weight="normal"/>
    </style:style>
    <style:style style:name="P45" style:family="paragraph" style:parent-style-name="Text_20_body">
      <style:text-properties style:font-name="Ubuntu Mono" fo:font-weight="normal" officeooo:rsid="0012f029" officeooo:paragraph-rsid="0016c155" style:font-weight-asian="normal" style:font-weight-complex="normal"/>
    </style:style>
    <style:style style:name="P46" style:family="paragraph" style:parent-style-name="Text_20_body">
      <style:text-properties style:font-name="Ubuntu Mono" fo:font-weight="normal" officeooo:rsid="00148658" officeooo:paragraph-rsid="0016c155" style:font-weight-asian="normal" style:font-weight-complex="normal"/>
    </style:style>
    <style:style style:name="P47" style:family="paragraph" style:parent-style-name="Text_20_body">
      <style:text-properties style:font-name="Ubuntu Mono" fo:font-size="11pt" fo:font-weight="normal" officeooo:rsid="00170747" officeooo:paragraph-rsid="0016c155" style:font-size-asian="10.5pt" style:font-weight-asian="normal" style:font-weight-complex="normal"/>
    </style:style>
    <style:style style:name="P48" style:family="paragraph" style:parent-style-name="Text_20_body">
      <style:text-properties fo:color="#dc2300" style:font-name="Ubuntu Mono" officeooo:rsid="00148658" officeooo:paragraph-rsid="0016c155"/>
    </style:style>
    <style:style style:name="P49" style:family="paragraph" style:parent-style-name="Text_20_body" style:list-style-name="L1">
      <style:text-properties officeooo:paragraph-rsid="002e19c8"/>
    </style:style>
    <style:style style:name="P50" style:family="paragraph" style:parent-style-name="Text_20_body">
      <style:text-properties style:font-name="Arial" officeooo:rsid="001dbf99" officeooo:paragraph-rsid="002e19c8"/>
    </style:style>
    <style:style style:name="P51" style:family="paragraph" style:parent-style-name="Text_20_body">
      <style:text-properties style:font-name="Arial" officeooo:paragraph-rsid="002e19c8"/>
    </style:style>
    <style:style style:name="P52" style:family="paragraph" style:parent-style-name="Text_20_body" style:list-style-name="L3">
      <style:text-properties officeooo:paragraph-rsid="002e19c8"/>
    </style:style>
    <style:style style:name="P53" style:family="paragraph" style:parent-style-name="Text_20_body">
      <style:text-properties officeooo:paragraph-rsid="002e19c8"/>
    </style:style>
    <style:style style:name="P54" style:family="paragraph" style:parent-style-name="Text_20_body">
      <style:text-properties officeooo:rsid="002e19c8" officeooo:paragraph-rsid="002e19c8"/>
    </style:style>
    <style:style style:name="P55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Ubuntu Mono" fo:letter-spacing="normal" fo:font-style="normal" fo:font-weight="normal" officeooo:rsid="00246e29" officeooo:paragraph-rsid="00246e29" style:font-weight-asian="bold" style:font-weight-complex="bold"/>
    </style:style>
    <style:style style:name="P56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Ubuntu Mono" fo:letter-spacing="normal" fo:font-style="normal" fo:font-weight="normal" style:font-weight-asian="bold" style:font-weight-complex="bold"/>
    </style:style>
    <style:style style:name="P57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Ubuntu Mono" fo:font-size="11pt" fo:letter-spacing="normal" fo:font-style="normal" style:text-underline-style="none" officeooo:rsid="00246e29" officeooo:paragraph-rsid="00246e29" style:font-size-asian="11pt" style:font-size-complex="11pt"/>
    </style:style>
    <style:style style:name="P58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Ubuntu Mono" officeooo:rsid="00246e29" officeooo:paragraph-rsid="0025628d"/>
    </style:style>
    <style:style style:name="P59" style:family="paragraph" style:parent-style-name="Text_20_body">
      <style:paragraph-properties fo:margin-top="0cm" fo:margin-bottom="0.212cm" loext:contextual-spacing="false"/>
      <style:text-properties style:font-name="Ubuntu Mono" officeooo:paragraph-rsid="0016c155"/>
    </style:style>
    <style:style style:name="P60" style:family="paragraph" style:parent-style-name="Text_20_body">
      <style:paragraph-properties fo:margin-top="0cm" fo:margin-bottom="0.212cm" loext:contextual-spacing="false" fo:text-align="start" style:justify-single-word="false"/>
    </style:style>
    <style:style style:name="P6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148658" officeooo:paragraph-rsid="0016c155" style:font-size-asian="11pt" style:font-size-complex="11pt"/>
    </style:style>
    <style:style style:name="P62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Ubuntu Mono" fo:letter-spacing="normal" fo:font-style="normal" fo:font-weight="normal" officeooo:rsid="00246e29" officeooo:paragraph-rsid="00246e29" style:font-weight-asian="bold" style:font-weight-complex="bold"/>
    </style:style>
    <style:style style:name="P63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Ubuntu Mono" fo:font-size="11pt" fo:letter-spacing="normal" fo:font-style="normal" style:text-underline-style="none" officeooo:rsid="00246e29" officeooo:paragraph-rsid="00246e29" style:font-size-asian="11pt" style:font-size-complex="11pt"/>
    </style:style>
    <style:style style:name="P64" style:family="paragraph" style:parent-style-name="Text_20_body">
      <style:paragraph-properties fo:margin-left="2.498cm" fo:margin-right="0cm" fo:text-indent="-1.524cm" style:auto-text-indent="false"/>
      <style:text-properties officeooo:paragraph-rsid="002e19c8"/>
    </style:style>
    <style:style style:name="P65" style:family="paragraph" style:parent-style-name="Text_20_body" style:list-style-name="L1">
      <style:paragraph-properties fo:margin-top="0cm" fo:margin-bottom="0cm" loext:contextual-spacing="false"/>
      <style:text-properties officeooo:paragraph-rsid="002e19c8"/>
    </style:style>
    <style:style style:name="P66" style:family="paragraph" style:parent-style-name="Text_20_body" style:list-style-name="L3">
      <style:paragraph-properties fo:margin-top="0cm" fo:margin-bottom="0cm" loext:contextual-spacing="false"/>
      <style:text-properties officeooo:paragraph-rsid="002e19c8"/>
    </style:style>
    <style:style style:name="P67" style:family="paragraph" style:parent-style-name="Table_20_Contents">
      <style:paragraph-properties fo:text-align="center" style:justify-single-word="false"/>
      <style:text-properties fo:color="#000080" style:font-name="Ubuntu Mono" fo:font-size="10pt" officeooo:rsid="001a5d05" officeooo:paragraph-rsid="001a5d0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color="#000080" style:font-name="Ubuntu Mono" fo:font-size="10pt" officeooo:rsid="001a84a9" officeooo:paragraph-rsid="001a84a9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color="#000080" style:font-name="Ubuntu Mono" fo:font-size="10pt" officeooo:rsid="001aadf2" officeooo:paragraph-rsid="001aadf2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color="#000080" style:font-name="Ubuntu Mono" officeooo:rsid="001a5d05" officeooo:paragraph-rsid="001a5d05"/>
    </style:style>
    <style:style style:name="P71" style:family="paragraph" style:parent-style-name="Table_20_Contents">
      <style:paragraph-properties fo:text-align="center" style:justify-single-word="false"/>
      <style:text-properties fo:color="#000080" style:font-name="Ubuntu Mono" officeooo:paragraph-rsid="0012c5e1"/>
    </style:style>
    <style:style style:name="P72" style:family="paragraph" style:parent-style-name="Table_20_Contents">
      <style:paragraph-properties fo:text-align="center" style:justify-single-word="false"/>
      <style:text-properties fo:color="#000080" style:font-name="Ubuntu Mono" officeooo:rsid="001b145e" officeooo:paragraph-rsid="001b145e"/>
    </style:style>
    <style:style style:name="P73" style:family="paragraph" style:parent-style-name="Table_20_Contents">
      <style:paragraph-properties fo:text-align="center" style:justify-single-word="false"/>
      <style:text-properties fo:color="#000080" style:font-name="Ubuntu Mono" officeooo:rsid="0029ff80" officeooo:paragraph-rsid="0029ff80"/>
    </style:style>
    <style:style style:name="P74" style:family="paragraph" style:parent-style-name="Table_20_Contents">
      <style:paragraph-properties fo:text-align="center" style:justify-single-word="false"/>
      <style:text-properties style:font-name="Ubuntu Mono"/>
    </style:style>
    <style:style style:name="P75" style:family="paragraph" style:parent-style-name="Table_20_Contents">
      <style:paragraph-properties fo:text-align="center" style:justify-single-word="false"/>
      <style:text-properties style:font-name="Ubuntu Mono" officeooo:rsid="0011dc89" officeooo:paragraph-rsid="0012c5e1"/>
    </style:style>
    <style:style style:name="P76" style:family="paragraph" style:parent-style-name="Table_20_Contents">
      <style:paragraph-properties fo:text-align="center" style:justify-single-word="false"/>
      <style:text-properties style:font-name="Ubuntu Mono" officeooo:rsid="001716ec" officeooo:paragraph-rsid="0012c5e1"/>
    </style:style>
    <style:style style:name="P77" style:family="paragraph" style:parent-style-name="Table_20_Contents">
      <style:paragraph-properties fo:text-align="center" style:justify-single-word="false"/>
      <style:text-properties style:font-name="Ubuntu Mono" officeooo:rsid="00153f50" officeooo:paragraph-rsid="00153f50"/>
    </style:style>
    <style:style style:name="P78" style:family="paragraph" style:parent-style-name="Table_20_Contents">
      <style:paragraph-properties fo:text-align="center" style:justify-single-word="false"/>
      <style:text-properties style:font-name="Ubuntu Mono" officeooo:rsid="0017007b" officeooo:paragraph-rsid="0012c5e1"/>
    </style:style>
    <style:style style:name="P79" style:family="paragraph" style:parent-style-name="Table_20_Contents">
      <style:text-properties style:font-name="Ubuntu Mono" officeooo:rsid="00256e69" officeooo:paragraph-rsid="002e19c8"/>
    </style:style>
    <style:style style:name="P80" style:family="paragraph" style:parent-style-name="Table_20_Contents">
      <style:text-properties style:font-name="Ubuntu Mono" officeooo:rsid="002940cd" officeooo:paragraph-rsid="002e19c8"/>
    </style:style>
    <style:style style:name="P81" style:family="paragraph" style:parent-style-name="Table_20_Contents">
      <style:text-properties style:font-name="Ubuntu Mono" officeooo:rsid="002c52ab" officeooo:paragraph-rsid="002e19c8"/>
    </style:style>
    <style:style style:name="P82" style:family="paragraph" style:parent-style-name="Table_20_Contents">
      <style:text-properties style:font-name="Ubuntu Mono" officeooo:rsid="002f12a8" officeooo:paragraph-rsid="002e19c8"/>
    </style:style>
    <style:style style:name="P83" style:family="paragraph" style:parent-style-name="Table_20_Contents">
      <style:text-properties style:font-name="Ubuntu Mono" officeooo:rsid="0031492c" officeooo:paragraph-rsid="002e19c8"/>
    </style:style>
    <style:style style:name="P84" style:family="paragraph" style:parent-style-name="Table_20_Contents">
      <style:text-properties style:font-name="Ubuntu Mono" officeooo:rsid="0032ebda" officeooo:paragraph-rsid="002e19c8"/>
    </style:style>
    <style:style style:name="P85" style:family="paragraph" style:parent-style-name="Table_20_Contents">
      <style:text-properties style:font-name="Ubuntu Mono" officeooo:paragraph-rsid="002e19c8"/>
    </style:style>
    <style:style style:name="P86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fo:color="#000080" style:font-name="Ubuntu Mono" fo:font-size="10pt" officeooo:rsid="001a5d05" officeooo:paragraph-rsid="002760ab" style:font-size-asian="10pt" style:font-size-complex="10pt"/>
    </style:style>
    <style:style style:name="P87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fo:color="#000080" style:font-name="Ubuntu Mono" fo:font-size="10pt" officeooo:rsid="001aadf2" officeooo:paragraph-rsid="002760ab" style:font-size-asian="10pt" style:font-size-complex="10pt"/>
    </style:style>
    <style:style style:name="P8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8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9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a5d05" officeooo:paragraph-rsid="001a5d05" style:font-size-asian="10pt" style:font-size-complex="10pt"/>
    </style:style>
    <style:style style:name="P91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92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93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94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9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96" style:family="paragraph" style:parent-style-name="Heading_20_4">
      <style:text-properties style:font-name="Arial" officeooo:rsid="001c1e14" officeooo:paragraph-rsid="002e19c8"/>
    </style:style>
    <style:style style:name="P97" style:family="paragraph" style:parent-style-name="Heading_20_4">
      <style:text-properties style:font-name="Arial" officeooo:paragraph-rsid="002e19c8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efea0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18b043" style:font-weight-asian="normal" style:font-weight-complex="normal"/>
    </style:style>
    <style:style style:name="T8" style:family="text">
      <style:text-properties style:font-name="Arial" officeooo:rsid="0018fb1a"/>
    </style:style>
    <style:style style:name="T9" style:family="text">
      <style:text-properties style:font-name="Arial" officeooo:rsid="001c1e14"/>
    </style:style>
    <style:style style:name="T10" style:family="text">
      <style:text-properties style:font-name="Arial" officeooo:rsid="0018b043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officeooo:rsid="001dbf99"/>
    </style:style>
    <style:style style:name="T13" style:family="text">
      <style:text-properties style:font-name="Arial" officeooo:rsid="001fb568"/>
    </style:style>
    <style:style style:name="T14" style:family="text">
      <style:text-properties officeooo:rsid="00065cbb"/>
    </style:style>
    <style:style style:name="T15" style:family="text">
      <style:text-properties officeooo:rsid="000f9289"/>
    </style:style>
    <style:style style:name="T16" style:family="text">
      <style:text-properties officeooo:rsid="001062cd"/>
    </style:style>
    <style:style style:name="T17" style:family="text">
      <style:text-properties officeooo:rsid="0017007b"/>
    </style:style>
    <style:style style:name="T18" style:family="text">
      <style:text-properties officeooo:rsid="0012c5e1"/>
    </style:style>
    <style:style style:name="T19" style:family="text">
      <style:text-properties officeooo:rsid="00153f50"/>
    </style:style>
    <style:style style:name="T20" style:family="text">
      <style:text-properties fo:font-variant="normal" fo:text-transform="none" style:use-window-font-color="true" fo:letter-spacing="normal" fo:font-style="normal" fo:font-weight="normal" officeooo:rsid="0016c155"/>
    </style:style>
    <style:style style:name="T21" style:family="text">
      <style:text-properties fo:font-variant="normal" fo:text-transform="none" style:use-window-font-color="true" fo:font-size="11pt" fo:letter-spacing="normal" fo:font-style="normal" style:text-underline-style="none" style:font-size-asian="11pt" style:font-size-complex="11pt"/>
    </style:style>
    <style:style style:name="T22" style:family="text">
      <style:text-properties fo:font-variant="normal" fo:text-transform="none" fo:color="#dd4814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fo:color="#000080" style:font-name="Ubuntu Mono" fo:letter-spacing="normal" fo:font-style="normal" fo:font-weight="normal" style:font-weight-asian="bold" style:font-weight-complex="bold"/>
    </style:style>
    <style:style style:name="T24" style:family="text">
      <style:text-properties officeooo:rsid="00132fdb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2f029" style:font-weight-asian="normal" style:font-weight-complex="normal"/>
    </style:style>
    <style:style style:name="T27" style:family="text">
      <style:text-properties fo:font-weight="normal" officeooo:rsid="0012f802" style:font-weight-asian="normal" style:font-weight-complex="normal"/>
    </style:style>
    <style:style style:name="T28" style:family="text">
      <style:text-properties fo:font-weight="normal" officeooo:rsid="0029ff80" style:font-weight-asian="normal" style:font-weight-complex="normal"/>
    </style:style>
    <style:style style:name="T29" style:family="text">
      <style:text-properties fo:font-size="11pt" fo:font-weight="normal" officeooo:rsid="0012f029" style:font-size-asian="10.5pt" style:font-weight-asian="normal" style:font-weight-complex="normal"/>
    </style:style>
    <style:style style:name="T30" style:family="text">
      <style:text-properties fo:font-size="11pt" fo:font-weight="normal" officeooo:rsid="0016c155" style:font-size-asian="10.5pt" style:font-weight-asian="normal" style:font-weight-complex="normal"/>
    </style:style>
    <style:style style:name="T31" style:family="text">
      <style:text-properties fo:font-size="11pt" style:text-underline-style="none" style:font-size-asian="10.5pt"/>
    </style:style>
    <style:style style:name="T32" style:family="text">
      <style:text-properties fo:font-size="11pt" fo:font-style="normal" officeooo:rsid="0012f029" style:font-size-asian="10.5pt" style:font-style-asian="normal" style:font-style-complex="normal"/>
    </style:style>
    <style:style style:name="T33" style:family="text">
      <style:text-properties fo:font-size="11pt" fo:font-style="normal" officeooo:rsid="0016c155" style:font-size-asian="10.5pt" style:font-style-asian="normal" style:font-style-complex="normal"/>
    </style:style>
    <style:style style:name="T34" style:family="text">
      <style:text-properties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35" style:family="text">
      <style:text-properties fo:font-size="11pt" fo:font-style="normal" fo:font-weight="normal" officeooo:rsid="0016c155" style:font-size-asian="10.5pt" style:font-style-asian="normal" style:font-weight-asian="normal" style:font-style-complex="normal" style:font-weight-complex="normal"/>
    </style:style>
    <style:style style:name="T36" style:family="text">
      <style:text-properties officeooo:rsid="0016c155"/>
    </style:style>
    <style:style style:name="T37" style:family="text">
      <style:text-properties officeooo:rsid="00182646"/>
    </style:style>
    <style:style style:name="T38" style:family="text">
      <style:text-properties style:text-position="super 58%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02a9bcb"/>
    </style:style>
    <style:style style:name="T41" style:family="text">
      <style:text-properties officeooo:rsid="001cc579"/>
    </style:style>
    <style:style style:name="T42" style:family="text">
      <style:text-properties officeooo:rsid="001df741"/>
    </style:style>
    <style:style style:name="T43" style:family="text">
      <style:text-properties style:font-name="Ubuntu Mono"/>
    </style:style>
    <style:style style:name="T44" style:family="text">
      <style:text-properties style:font-name="Ubuntu Mono" fo:font-weight="bold" officeooo:rsid="001c1e14" style:font-weight-asian="bold" style:font-weight-complex="bold"/>
    </style:style>
    <style:style style:name="T45" style:family="text">
      <style:text-properties style:font-name="Ubuntu Mono" fo:font-weight="bold" officeooo:rsid="001fb568" style:font-weight-asian="bold" style:font-weight-complex="bold"/>
    </style:style>
    <style:style style:name="T46" style:family="text">
      <style:text-properties style:font-name="Ubuntu Mono" officeooo:rsid="001c1e14"/>
    </style:style>
    <style:style style:name="T47" style:family="text">
      <style:text-properties style:font-name="Ubuntu Mono" officeooo:rsid="001fb568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officeooo:rsid="00215aa6"/>
    </style:style>
    <style:style style:name="T50" style:family="text">
      <style:text-properties fo:color="#800000" style:font-name="Ubuntu Mono" fo:font-weight="bold" officeooo:rsid="001c1e14" style:font-weight-asian="bold" style:font-weight-complex="bold"/>
    </style:style>
    <style:style style:name="T51" style:family="text">
      <style:text-properties fo:font-weight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25628d" style:font-weight-asian="bold" style:font-weight-complex="bold"/>
    </style:style>
    <style:style style:name="T54" style:family="text">
      <style:text-properties fo:font-weight="bold" officeooo:rsid="0029ff80" style:font-weight-asian="bold" style:font-weight-complex="bold"/>
    </style:style>
    <style:style style:name="T55" style:family="text">
      <style:text-properties fo:font-weight="bold" officeooo:rsid="002a9bcb" style:font-weight-asian="bold" style:font-weight-complex="bold"/>
    </style:style>
    <style:style style:name="T56" style:family="text">
      <style:text-properties fo:font-weight="bold" officeooo:rsid="0029ff80"/>
    </style:style>
    <style:style style:name="T57" style:family="text">
      <style:text-properties fo:color="#b84747" fo:font-weight="bold"/>
    </style:style>
    <style:style style:name="T58" style:family="text">
      <style:text-properties fo:color="#dd4814" fo:font-weight="bold" style:font-weight-asian="bold" style:font-weight-complex="bold"/>
    </style:style>
    <style:style style:name="T59" style:family="text">
      <style:text-properties fo:color="#dd4814" fo:font-weight="bold" officeooo:rsid="000f9289" style:font-weight-asian="bold" style:font-weight-complex="bold"/>
    </style:style>
    <style:style style:name="T60" style:family="text">
      <style:text-properties fo:color="#dd4814" fo:font-weight="bold" officeooo:rsid="00065cbb" style:font-weight-asian="bold" style:font-weight-complex="bold"/>
    </style:style>
    <style:style style:name="T61" style:family="text">
      <style:text-properties fo:color="#dd4814" fo:font-weight="bold" officeooo:rsid="0025628d" style:font-weight-asian="bold" style:font-weight-complex="bold"/>
    </style:style>
    <style:style style:name="T62" style:family="text">
      <style:text-properties fo:color="#dd4814" fo:font-weight="bold" officeooo:rsid="002760ab" style:font-weight-asian="bold" style:font-weight-complex="bold"/>
    </style:style>
    <style:style style:name="T63" style:family="text">
      <style:text-properties fo:color="#dd4814" fo:font-weight="bold" officeooo:rsid="00215aa6" style:font-weight-asian="bold" style:font-weight-complex="bold"/>
    </style:style>
    <style:style style:name="T64" style:family="text">
      <style:text-properties fo:color="#dd4814" style:text-position="super 58%" fo:font-weight="bold" style:font-weight-asian="bold" style:font-weight-complex="bold"/>
    </style:style>
    <style:style style:name="T65" style:family="text">
      <style:text-properties fo:color="#dd4814" style:text-position="0% 100%" fo:font-weight="bold" style:font-weight-asian="bold" style:font-weight-complex="bold"/>
    </style:style>
    <style:style style:name="T66" style:family="text">
      <style:text-properties fo:color="#dd4814" style:font-name="Ubuntu Mono" fo:font-size="12pt" style:text-underline-style="none" fo:font-weight="bold" officeooo:rsid="001f84a6" style:font-size-asian="12pt" style:font-weight-asian="bold" style:font-size-complex="12pt" style:font-weight-complex="bold"/>
    </style:style>
    <style:style style:name="T67" style:family="text">
      <style:text-properties style:font-name="Ubuntu Mono" officeooo:rsid="0029ff80"/>
    </style:style>
    <style:style style:name="T68" style:family="text">
      <style:text-properties officeooo:rsid="002760ab"/>
    </style:style>
    <style:style style:name="T69" style:family="text">
      <style:text-properties style:use-window-font-color="true" fo:font-weight="normal" style:font-weight-asian="normal" style:font-weight-complex="normal"/>
    </style:style>
    <style:style style:name="T70" style:family="text">
      <style:text-properties style:use-window-font-color="true" fo:font-weight="normal" officeooo:rsid="002760ab" style:font-weight-asian="normal" style:font-weight-complex="normal"/>
    </style:style>
    <style:style style:name="T71" style:family="text">
      <style:text-properties fo:font-size="20pt" fo:font-weight="bold" style:font-size-asian="20pt" style:font-weight-asian="bold" style:font-size-complex="20pt"/>
    </style:style>
    <style:style style:name="T72" style:family="text">
      <style:text-properties officeooo:rsid="0029ff80"/>
    </style:style>
    <style:style style:name="T73" style:family="text">
      <style:text-properties officeooo:rsid="002a9bcb"/>
    </style:style>
    <style:style style:name="T74" style:family="text">
      <style:text-properties officeooo:rsid="002b2419"/>
    </style:style>
    <style:style style:name="T75" style:family="text">
      <style:text-properties fo:color="#0000ff" style:font-name="Ubuntu Mono" fo:font-size="12pt" officeooo:rsid="001cc579" style:font-size-asian="12pt" style:font-size-complex="12pt"/>
    </style:style>
    <style:style style:name="T76" style:family="text">
      <style:text-properties fo:color="#0000ff" style:font-name="Ubuntu Mono" fo:font-size="12pt" officeooo:rsid="002b2419" style:font-size-asian="12pt" style:font-size-complex="12pt"/>
    </style:style>
    <style:style style:name="T77" style:family="text">
      <style:text-properties fo:color="#0000ff" style:font-name="Ubuntu Mono" fo:font-size="12pt" officeooo:rsid="001f84a6" style:font-size-asian="12pt" style:font-size-complex="12pt"/>
    </style:style>
    <style:style style:name="T78" style:family="text">
      <style:text-properties fo:color="#0000ff" style:font-name="Ubuntu Mono" fo:font-size="12pt" style:text-underline-style="none" officeooo:rsid="002b2419" style:font-size-asian="12pt" style:font-size-complex="12pt"/>
    </style:style>
    <style:style style:name="T79" style:family="text">
      <style:text-properties fo:color="#0000ff" style:font-name="Ubuntu Mono" fo:font-size="12pt" style:text-underline-style="none" officeooo:rsid="001f84a6" style:font-size-asian="12pt" style:font-size-complex="12pt"/>
    </style:style>
    <style:style style:name="T80" style:family="text">
      <style:text-properties officeooo:rsid="0022502e"/>
    </style:style>
    <style:style style:name="T81" style:family="text">
      <style:text-properties style:font-name="courier new"/>
    </style:style>
    <style:style style:name="T82" style:family="text">
      <style:text-properties style:font-name="courier new" officeooo:rsid="001fb568"/>
    </style:style>
    <style:style style:name="T83" style:family="text">
      <style:text-properties style:font-name="courier new" officeooo:rsid="0018fb1a"/>
    </style:style>
    <style:style style:name="T84" style:family="text">
      <style:text-properties style:font-name="courier new" fo:font-weight="bold" style:font-weight-asian="bold" style:font-weight-complex="bold"/>
    </style:style>
    <style:style style:name="T85" style:family="text">
      <style:text-properties style:font-name="courier new" officeooo:rsid="001dbf99"/>
    </style:style>
    <style:style style:name="T86" style:family="text">
      <style:text-properties officeooo:rsid="00154ef9"/>
    </style:style>
    <style:style style:name="T87" style:family="text">
      <style:text-properties officeooo:rsid="001dbf99"/>
    </style:style>
    <style:style style:name="T88" style:family="text">
      <style:text-properties officeooo:rsid="0018fb1a"/>
    </style:style>
    <style:style style:name="T89" style:family="text">
      <style:text-properties officeooo:rsid="001c1e14"/>
    </style:style>
    <style:style style:name="T90" style:family="text">
      <style:text-properties officeooo:rsid="0032ebd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IES Haría</text:p>
      <text:p text:style-name="P31"><text:span text:style-name="T71">UT4. </text:span><text:span text:style-name="T16">Prueba práctica. Parte 1</text:span></text:p>
      <text:p text:style-name="P56"/>
      <text:p text:style-name="P60"><text:span text:style-name="T23">1. Clasifica los siguientes números de dirección IP según su clase:</text:span></text:p>
      <text:p text:style-name="P56"/>
      <text:p text:style-name="P55"><text:span text:style-name="T56">Explicación:</text:span><text:span text:style-name="T72"> </text:span>La forma más sencilla de resolverlo es pasar el primer número de la dirección IP a un número binario de 8 bits y ver en que posición aparece el primer 0. Si es en la primera es de clase A, en la segunda de clase B y así sucesivamente.</text:p>
      <text:p text:style-name="P62">172 → <text:s/>1<text:span text:style-name="T57">0</text:span>101100 ← Primer cero en segunda posición, por tanto es de clase <text:span text:style-name="T57">B</text:span></text:p>
      <text:p text:style-name="P62">191 → <text:s/>1<text:span text:style-name="T57">0</text:span>111111 ← Primer cero en segunda posición, por tanto es de clase <text:span text:style-name="T57">B</text:span></text:p>
      <text:p text:style-name="P63">3 <text:s text:c="2"/>→ <text:s/><text:span text:style-name="T58">0</text:span>0000011 ← Primer cero en primera posición, por tanto es de clase <text:span text:style-name="T58">A</text:span></text:p>
      <text:p text:style-name="P63">195 → <text:s/>11<text:span text:style-name="T58">0</text:span>00011 ← Primer cero en primera posición, por tanto es de clase <text:span text:style-name="T58">C</text:span></text:p>
      <text:p text:style-name="P57">De la misma forma se obtiene para el resto. Para la dirección en binario ya tenemos medio trabajo hecho ;-&gt;</text:p>
      <text:p text:style-name="P55"><text:span text:style-name="T51"/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74">Dirección </text:p>
          </table:table-cell>
          <table:table-cell table:style-name="Tabla7.B1" office:value-type="string">
            <text:p text:style-name="P74">Clase</text:p>
          </table:table-cell>
        </table:table-row>
        <table:table-row>
          <table:table-cell table:style-name="Tabla7.A8" office:value-type="string">
            <text:p text:style-name="P92">172.30.245.2</text:p>
          </table:table-cell>
          <table:table-cell table:style-name="Tabla7.B8" office:value-type="string">
            <text:p text:style-name="P70">B</text:p>
          </table:table-cell>
        </table:table-row>
        <table:table-row>
          <table:table-cell table:style-name="Tabla7.A8" office:value-type="string">
            <text:p text:style-name="P91"><text:span text:style-name="T14">191</text:span>.<text:span text:style-name="T14">23</text:span>.<text:span text:style-name="T15">2</text:span>1.<text:span text:style-name="T15">5</text:span>1</text:p>
          </table:table-cell>
          <table:table-cell table:style-name="Tabla7.B8" office:value-type="string">
            <text:p text:style-name="P70">B</text:p>
          </table:table-cell>
        </table:table-row>
        <table:table-row>
          <table:table-cell table:style-name="Tabla7.A8" office:value-type="string">
            <text:p text:style-name="P91">3.11.35.<text:span text:style-name="T14">2</text:span>32</text:p>
          </table:table-cell>
          <table:table-cell table:style-name="Tabla7.B8" office:value-type="string">
            <text:p text:style-name="P70">A</text:p>
          </table:table-cell>
        </table:table-row>
        <table:table-row>
          <table:table-cell table:style-name="Tabla7.A8" office:value-type="string">
            <text:p text:style-name="P91"><text:span text:style-name="T15">195</text:span>.1.<text:span text:style-name="T14">2</text:span>34.<text:span text:style-name="T14">1</text:span></text:p>
          </table:table-cell>
          <table:table-cell table:style-name="Tabla7.B8" office:value-type="string">
            <text:p text:style-name="P70">C</text:p>
          </table:table-cell>
        </table:table-row>
        <table:table-row>
          <table:table-cell table:style-name="Tabla7.A6" office:value-type="string">
            <text:p text:style-name="P91"><text:span text:style-name="T14">230</text:span>.33.12.3</text:p>
          </table:table-cell>
          <table:table-cell table:style-name="Tabla7.B6" office:value-type="string">
            <text:p text:style-name="P70">D</text:p>
          </table:table-cell>
        </table:table-row>
        <table:table-row>
          <table:table-cell table:style-name="Tabla7.A8" office:value-type="string">
            <text:p text:style-name="P91">1<text:span text:style-name="T59">0</text:span><text:span text:style-name="T15">00</text:span>01000010000100101100<text:span text:style-name="T14">11111111</text:span></text:p>
          </table:table-cell>
          <table:table-cell table:style-name="Tabla7.B8" office:value-type="string">
            <text:p text:style-name="P70">B</text:p>
          </table:table-cell>
        </table:table-row>
        <table:table-row>
          <table:table-cell table:style-name="Tabla7.A8" office:value-type="string">
            <text:p text:style-name="P91"><text:span text:style-name="T15">1</text:span>1<text:span text:style-name="T58">0</text:span>11111100111000001110000101100</text:p>
          </table:table-cell>
          <table:table-cell table:style-name="Tabla7.B8" office:value-type="string">
            <text:p text:style-name="P70">C</text:p>
          </table:table-cell>
        </table:table-row>
        <table:table-row>
          <table:table-cell table:style-name="Tabla7.A9" office:value-type="string">
            <text:p text:style-name="P91"><text:span text:style-name="T14">111</text:span><text:span text:style-name="T60">0</text:span>0101000010000111110100100010</text:p>
          </table:table-cell>
          <table:table-cell table:style-name="Tabla7.B9" office:value-type="string">
            <text:p text:style-name="P70">D</text:p>
          </table:table-cell>
        </table:table-row>
      </table:table>
      <text:p text:style-name="P44"/>
      <text:p text:style-name="P19">2. Dadas las siguientes direcciones IP con clase completar la tabla con las direcciones de red a la que pertenecen los equipos, la dirección de broadcast de la red del equipo y el número de equipos que puede haber como máximo en esa red</text:p>
      <text:p text:style-name="P4"/>
      <text:p text:style-name="P5"><text:span text:style-name="T54">Explicación:</text:span><text:span text:style-name="T72"> </text:span>Cómo son direcciones IP con clase, primero hemos de averiguar la clase de la dirección. Para ello procedemos como en el apartado anterior:</text:p>
      <text:p text:style-name="P10"/>
      <text:p text:style-name="P58"><text:span text:style-name="T21"><text:tab/>24 <text:s text:c="2"/>→ <text:s/></text:span><text:span text:style-name="T22">0</text:span><text:span text:style-name="T21">0011000 ← Primer cero en primera posición, por tanto es de clase </text:span><text:span text:style-name="T22">A</text:span></text:p>
      <text:p text:style-name="P58">Al ser la dirección de clase A sabemos que de los 32 bits los 8 primeros identifican la red y los 24 restantes a los equipos de la misma.</text:p>
      <text:p text:style-name="P10"/>
      <text:p text:style-name="P10">La <text:span text:style-name="T52">dirección de red</text:span> la obtenemos poniendo a <text:span text:style-name="T58">0</text:span> los bits de la parte del hosts de la dirección que nos da<text:span text:style-name="T68">n</text:span></text:p>
      <text:p text:style-name="P10"/>
      <text:p text:style-name="P10"><text:tab/>red . hosts</text:p>
      <text:p text:style-name="P10"><text:tab/>24 <text:s/>. 35.4.1 → dirección de red 24.<text:span text:style-name="T58">0.0.0</text:span></text:p>
      <text:p text:style-name="P10"><text:span text:style-name="T58"/></text:p>
      <text:p text:style-name="P11">La <text:span text:style-name="T52">dirección de </text:span><text:span text:style-name="T53">difusión o broadcast</text:span> la obtenemos poniendo a <text:span text:style-name="T61">1</text:span><text:span text:style-name="T58"> </text:span>los bits de la parte del hosts de la dirección que nos dan</text:p>
      <text:p text:style-name="P11"/>
      <text:p text:style-name="P11"><text:tab/>red . hosts</text:p>
      <text:p text:style-name="P11"><text:span text:style-name="T58"><text:tab/></text:span><text:span text:style-name="T69">24 <text:s/>. 35.4.1 → dirección de red </text:span><text:span text:style-name="T70">difusión</text:span><text:span text:style-name="T58"> 24.</text:span><text:span text:style-name="T62">255.255.255</text:span></text:p>
      <text:p text:style-name="P4"/>
      <text:p text:style-name="P12"><text:soft-page-break/>Cómo tenemos 24 bits para direccionar equipos tenemos 2²⁴ posibles valores menos los 2 ya utilizados (24.0.0.0 y 24.255.255.255) por tanto el n.º de equipos que podemos direccionar en dicha res es 2²⁴ – 2</text:p>
      <text:p text:style-name="P12"/>
      <text:p text:style-name="P12">Para el último caso con el valor en binario de la dirección averiguamos la clase de la misma. Hacemos las mismas operaciones y sólo quedaría pasar la dirección de binario a formato decimal punteado</text:p>
      <text:p text:style-name="P1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74">Dirección </text:p>
          </table:table-cell>
          <table:table-cell table:style-name="Tabla9.A1" office:value-type="string">
            <text:p text:style-name="P74">Dirección de red</text:p>
          </table:table-cell>
          <table:table-cell table:style-name="Tabla9.A1" office:value-type="string">
            <text:p text:style-name="P74">Dirección de broadcast </text:p>
          </table:table-cell>
          <table:table-cell table:style-name="Tabla9.D1" office:value-type="string">
            <text:p text:style-name="P74">Número de equipos</text:p>
          </table:table-cell>
        </table:table-row>
        <table:table-row>
          <table:table-cell table:style-name="Tabla9.A3" office:value-type="string">
            <text:p text:style-name="P89">24.35.4.1</text:p>
          </table:table-cell>
          <table:table-cell table:style-name="Tabla9.B2" office:value-type="string">
            <text:p text:style-name="P67">24.0.0.0</text:p>
          </table:table-cell>
          <table:table-cell table:style-name="Tabla9.C2" office:value-type="string">
            <text:p text:style-name="P67">24.255.255.255</text:p>
          </table:table-cell>
          <table:table-cell table:style-name="Tabla9.D2" office:value-type="string">
            <text:p text:style-name="P69">2<text:span text:style-name="T38">24</text:span><text:span text:style-name="T39">-2</text:span></text:p>
          </table:table-cell>
        </table:table-row>
        <table:table-row>
          <table:table-cell table:style-name="Tabla9.A3" office:value-type="string">
            <text:p text:style-name="P89">195.240.13.11</text:p>
          </table:table-cell>
          <table:table-cell table:style-name="Tabla9.B3" office:value-type="string">
            <text:p text:style-name="P67">195.240.13.0</text:p>
          </table:table-cell>
          <table:table-cell table:style-name="Tabla9.C3" office:value-type="string">
            <text:p text:style-name="P68">195.240.13.255</text:p>
          </table:table-cell>
          <table:table-cell table:style-name="Tabla9.D3" office:value-type="string">
            <text:p text:style-name="P69">2<text:span text:style-name="T38">8</text:span><text:span text:style-name="T39">-2</text:span></text:p>
          </table:table-cell>
        </table:table-row>
        <table:table-row>
          <table:table-cell table:style-name="Tabla9.A4" office:value-type="string">
            <text:p text:style-name="P88"><text:span text:style-name="T15">110</text:span>10100.00100001.00101100.10000001</text:p>
            <text:p text:style-name="P90">212.33.44.129</text:p>
          </table:table-cell>
          <table:table-cell table:style-name="Tabla9.B4" office:value-type="string">
            <text:p text:style-name="P86"><text:span text:style-name="T15">110</text:span>10100.00100001.00101100.<text:span text:style-name="T62">00000000</text:span></text:p>
            <text:p text:style-name="P67">212.33.44.<text:span text:style-name="T58">0</text:span></text:p>
          </table:table-cell>
          <table:table-cell table:style-name="Tabla9.C4" office:value-type="string">
            <text:p text:style-name="P87"><text:span text:style-name="T15">110</text:span>10100.00100001.00101100.<text:span text:style-name="T58">1</text:span><text:span text:style-name="T62">111111</text:span></text:p>
            <text:p text:style-name="P69">212.33.44.<text:span text:style-name="T58">255</text:span></text:p>
          </table:table-cell>
          <table:table-cell table:style-name="Tabla9.D4" office:value-type="string">
            <text:p text:style-name="P69">2<text:span text:style-name="T38">8</text:span><text:span text:style-name="T39">-2</text:span></text:p>
          </table:table-cell>
        </table:table-row>
      </table:table>
      <text:p text:style-name="P4"/>
      <text:p text:style-name="P20">3. Indicar a que tipo de direcciones y el alcance <text:s/>de las siguientes direcciones IPv6</text:p>
      <text:p text:style-name="P13"><text:span text:style-name="T31"/></text:p>
      <text:p text:style-name="P6"><text:span text:style-name="T54">Explicación:</text:span><text:span text:style-name="T72"> </text:span>Para resolver este ejercicio debemos estudiarnos los tipos de direcciones Ipv6 y su alcance en <text:span text:style-name="T72">los </text:span><text:a xlink:type="simple" xlink:href="http://smr.iesharia.org/wiki/doku.php/rde:ut4:ipv6#tipos_de_direcciones_ipv6" text:style-name="Internet_20_link" text:visited-style-name="Visited_20_Internet_20_Link"><text:span text:style-name="T72">apuntes de</text:span></text:a><text:a xlink:type="simple" xlink:href="http://smr.iesharia.org/wiki/doku.php/rde:ut4:ipv6#tipos_de_direcciones_ipv6" text:style-name="Internet_20_link" text:visited-style-name="Visited_20_Internet_20_Link">l WIKI</text:a>. De forma resumida:</text:p>
      <text:p text:style-name="P13"/>
      <text:p text:style-name="P34">dirección/rango <text:s text:c="19"/>→ nombre <text:s text:c="10"/>→ Alcance</text:p>
      <text:p text:style-name="P33">::1 <text:s text:c="31"/>→ loopback <text:s text:c="8"/>→ equipo</text:p>
      <text:p text:style-name="P33">:: <text:s text:c="32"/>→ indeterminada <text:s text:c="3"/>→ sin alcance</text:p>
      <text:p text:style-name="P34">empiezan por ff <text:s text:c="19"/>→ multicast <text:s text:c="7"/>→ indiferente</text:p>
      <text:p text:style-name="P35"><text:span text:style-name="T67">De fc</text:span>0<text:span text:style-name="T72">0</text:span>:: <text:span text:style-name="T72">a</text:span> fdff:ffff:...:ffff <text:s text:c="4"/>→<text:span text:style-name="T72"> </text:span><text:span text:style-name="Strong_20_Emphasis"><text:span text:style-name="T25">ULA <text:s text:c="13"/>→</text:span></text:span><text:span text:style-name="Strong_20_Emphasis"><text:span text:style-name="T28"> sitio local</text:span></text:span></text:p>
      <text:p text:style-name="P35"><text:span text:style-name="Strong_20_Emphasis"><text:span text:style-name="T28">De fe80:: a febf:ffff:...:ffff <text:s text:c="4"/>→ LLA <text:s text:c="13"/>→ enlace</text:span></text:span></text:p>
      <text:p text:style-name="P35"><text:span text:style-name="Strong_20_Emphasis"><text:span text:style-name="T28">De 2000:: a 3f::ffff:...:ffff <text:s text:c="5"/>→ GUA <text:s text:c="13"/>→ global</text:span></text:span></text:p>
      <text:p text:style-name="P35"><text:span text:style-name="Strong_20_Emphasis"><text:span text:style-name="T28"/></text:span></text:p>
      <text:p text:style-name="P38"><text:span text:style-name="Strong_20_Emphasis"><text:span text:style-name="T28">En el wiki está explicado con más detalle que significa ULA, LLA y GUA. Por tanto, quedaría</text:span></text:span></text:p>
      <text:p text:style-name="P39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5">Dirección IPv6</text:p>
          </table:table-cell>
          <table:table-cell table:style-name="Table1.A1" office:value-type="string">
            <text:p text:style-name="P76">Tipo</text:p>
          </table:table-cell>
          <table:table-cell table:style-name="Table1.C1" office:value-type="string">
            <text:p text:style-name="P77">Alcance</text:p>
          </table:table-cell>
        </table:table-row>
        <table:table-row>
          <table:table-cell table:style-name="Table1.A2" office:value-type="string">
            <text:p text:style-name="P93">f<text:span text:style-name="T16">e90</text:span>:<text:span text:style-name="T16">a</text:span>56:<text:span text:style-name="T16">11aa</text:span>::<text:span text:style-name="T16">efa</text:span></text:p>
          </table:table-cell>
          <table:table-cell table:style-name="Table1.B2" office:value-type="string">
            <text:p text:style-name="P73">LLA (direcciones de enlace local)</text:p>
          </table:table-cell>
          <table:table-cell table:style-name="Table1.C2" office:value-type="string">
            <text:p text:style-name="P73">Enlace</text:p>
          </table:table-cell>
        </table:table-row>
        <table:table-row>
          <table:table-cell table:style-name="Table1.A3" office:value-type="string">
            <text:p text:style-name="P94">::<text:span text:style-name="T19">1</text:span></text:p>
          </table:table-cell>
          <table:table-cell table:style-name="Table1.B3" office:value-type="string">
            <text:p text:style-name="P72">Loopback</text:p>
          </table:table-cell>
          <table:table-cell table:style-name="Table1.C3" office:value-type="string">
            <text:p text:style-name="P72">Equipo</text:p>
          </table:table-cell>
        </table:table-row>
        <table:table-row>
          <table:table-cell table:style-name="Table1.A4" office:value-type="string">
            <text:p text:style-name="P93">fc<text:span text:style-name="T16">1</text:span>1:<text:span text:style-name="T16">aa2</text:span>3:acd2::<text:span text:style-name="T16">f1</text:span>:30</text:p>
          </table:table-cell>
          <table:table-cell table:style-name="Table1.B4" office:value-type="string">
            <text:p text:style-name="P73">ULA (Dirección local única)</text:p>
          </table:table-cell>
          <table:table-cell table:style-name="Table1.C4" office:value-type="string">
            <text:p text:style-name="P73">Sitio local</text:p>
          </table:table-cell>
        </table:table-row>
        <table:table-row>
          <table:table-cell table:style-name="Table1.A5" office:value-type="string">
            <text:p text:style-name="P94">2a00:1450:4007:803::1017</text:p>
          </table:table-cell>
          <table:table-cell table:style-name="Table1.B5" office:value-type="string">
            <text:p text:style-name="P73">GUA(dirección global única)</text:p>
          </table:table-cell>
          <table:table-cell table:style-name="Table1.C5" office:value-type="string">
            <text:p text:style-name="P72">Global</text:p>
          </table:table-cell>
        </table:table-row>
        <table:table-row>
          <table:table-cell table:style-name="Table1.A6" office:value-type="string">
            <text:p text:style-name="P93"><text:span text:style-name="T16">3</text:span>d00:a:b:17c2::1</text:p>
          </table:table-cell>
          <table:table-cell table:style-name="Table1.B6" office:value-type="string">
            <text:p text:style-name="P73">GUA</text:p>
          </table:table-cell>
          <table:table-cell table:style-name="Table1.C6" office:value-type="string">
            <text:p text:style-name="P72">Global</text:p>
          </table:table-cell>
        </table:table-row>
      </table:table>
      <text:p text:style-name="P36"/>
      <text:p text:style-name="P36"><text:span text:style-name="T18">4</text:span>. <text:span text:style-name="T17">Comprimir al máximo las siguientes direcciones IPv6</text:span></text:p>
      <text:p text:style-name="P18"><text:span text:style-name="T55">De</text:span><text:span text:style-name="T52">bemos tener en cuenta que</text:span>:</text:p>
      <text:p text:style-name="P18"/>
      <text:p text:style-name="P34">→ En cada grupo podemos eliminar los ceros a la izquierda</text:p>
      <text:p text:style-name="P34">→ grupos de cuatros ceros seguidos se pueden eliminar y dejar como ::</text:p>
      <text:p text:style-name="P34">→ sólo puede haber :: seguidos una vez, si hubiera más grupos de ceros seguidos se ha de dejar al menos un cero por grupo (si no no se podría reconstruir la dirección)</text:p>
      <text:p text:style-name="P34">→ En un grupo no se pueden eliminar los <text:span text:style-name="T58">ceros a la derecha</text:span></text:p>
      <text:p text:style-name="P3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5">Dirección IPv6</text:p>
          </table:table-cell>
          <table:table-cell table:style-name="Table2.B1" office:value-type="string">
            <text:p text:style-name="P78">Dirección IPv6 Comprimida</text:p>
          </table:table-cell>
        </table:table-row>
        <table:table-row>
          <table:table-cell table:style-name="Table2.A3" office:value-type="string">
            <text:p text:style-name="P95"><text:span text:style-name="T16">3</text:span>00<text:span text:style-name="T16">0</text:span>:0ac5:0000:0000:00<text:span text:style-name="T16">00</text:span>:0000:<text:span text:style-name="T16">5</text:span>000:0001</text:p>
          </table:table-cell>
          <table:table-cell table:style-name="Table2.B3" office:value-type="string">
            <text:p text:style-name="P72">3000:ac5::5000:1</text:p>
          </table:table-cell>
        </table:table-row>
        <table:table-row>
          <table:table-cell table:style-name="Table2.A3" office:value-type="string">
            <text:p text:style-name="P95"><text:span text:style-name="T16">fea0</text:span>:0000:3<text:span text:style-name="T16">76</text:span>1:0000:0000:0000:0<text:span text:style-name="T16">f</text:span>00:1fe5</text:p>
          </table:table-cell>
          <table:table-cell table:style-name="Table2.B3" office:value-type="string">
            <text:p text:style-name="P72">Fea0:0:3761::f00:1fe5</text:p>
          </table:table-cell>
        </table:table-row>
        <table:table-row>
          <table:table-cell table:style-name="Table2.A4" office:value-type="string">
            <text:p text:style-name="P95">2001:026a:3000:0000:0000:0<text:span text:style-name="T16">00</text:span>5:<text:span text:style-name="T16">98ff</text:span>:00af</text:p>
          </table:table-cell>
          <table:table-cell table:style-name="Table2.B4" office:value-type="string">
            <text:p text:style-name="P72">2001:26<text:span text:style-name="T72">a</text:span>:3000::5:98ff:af</text:p>
          </table:table-cell>
        </table:table-row>
        <text:soft-page-break/>
        <table:table-row>
          <table:table-cell table:style-name="Table2.A5" office:value-type="string">
            <text:p text:style-name="P95">0000:0000:0000:0000:0000:0000:00<text:span text:style-name="T16">25</text:span>:0<text:span text:style-name="T16">e</text:span>23</text:p>
          </table:table-cell>
          <table:table-cell table:style-name="Table2.B5" office:value-type="string">
            <text:p text:style-name="P71">::<text:span text:style-name="T41">25:e23</text:span></text:p>
          </table:table-cell>
        </table:table-row>
      </table:table>
      <text:p text:style-name="P37"/>
      <text:p text:style-name="P15"><text:span text:style-name="T20">5</text:span><text:span text:style-name="T24">. </text:span><text:span text:style-name="T32">Imaginemos que en una red de clase C con dirección 19</text:span><text:span text:style-name="T33">4</text:span><text:span text:style-name="T32">.3.</text:span><text:span text:style-name="T33">22</text:span><text:span text:style-name="T32">.0 queremos montar </text:span><text:span text:style-name="T33">6</text:span><text:span text:style-name="T32"> subredes ¿Cuantos bits le tenemos que quitar a la parte de host para crearlas?</text:span></text:p>
      <text:p text:style-name="P15"><text:span text:style-name="T32"/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6">Con 2 bits tenemos 2² = 4 valores posibles, sólo podríamos construir 4 subredes</text:p>
            <text:p text:style-name="P26"/>
            <text:p text:style-name="P26">Con 3 bits tenemos 2³ = 8 valores posibles, por tanto nos da para montar 6 subredes.</text:p>
            <text:p text:style-name="P26"/>
            <text:p text:style-name="P26">Hemos de quitar <text:span text:style-name="T58">3 bits</text:span> a la parte del host de las direcciones IP</text:p>
          </table:table-cell>
        </table:table-row>
      </table:table>
      <text:p text:style-name="P16"/>
      <text:p text:style-name="P59"><text:span text:style-name="T26">¿De cuantos bits será nuestra máscara de red?</text:span><text:span text:style-name="T27">¿Cuál sería el valor de la máscara en formato decimal punteado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Al ser de clase C originalmete la red usa 24 bits para la red y 8 para los equipos, al quitarle 3 bits a los equipos para añadirselos a la red la máscara tendrá 27 bits:</text:p>
            <text:p text:style-name="P26"/>
            <text:p text:style-name="P40">11111111.11111111.11111111.<text:span text:style-name="T58">111</text:span>00000</text:p>
            <text:p text:style-name="P40"><text:s text:c="3"/>255 <text:s/>. <text:s text:c="2"/>255 <text:s/>. <text:s text:c="2"/>255 <text:s/>. <text:s text:c="2"/>224</text:p>
          </table:table-cell>
        </table:table-row>
      </table:table>
      <text:p text:style-name="P45"/>
      <text:p text:style-name="P45">¿Cuantos hosts como máximo podremos conectar a cada una de las subredes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3"><text:span text:style-name="T73">Como tenemos 5 bits para direccionar equipos y la primera y última direción están reservadas, podremos conectar como máximo </text:span><text:span text:style-name="T58">2</text:span><text:span text:style-name="T64">5</text:span><text:span text:style-name="T65">-2</text:span><text:span text:style-name="T39"> </text:span><text:span text:style-name="T40">= 30 </text:span><text:span text:style-name="T39">hosts por subred</text:span></text:p>
          </table:table-cell>
        </table:table-row>
      </table:table>
      <text:p text:style-name="P47"/>
      <text:p text:style-name="P46">¿Cuáles podrían ser las direcciones de red de las <text:span text:style-name="T37">6</text:span> subredes que necesitamos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7">Las obtenemos haciendo combinaciones en binario de los bits de subred y poniendo a cero los de la parte del host</text:p>
            <text:p text:style-name="P27"/>
            <text:p text:style-name="P41">1. 194.3.22. <text:span text:style-name="T58">000 </text:span>00000 → 194.3.22.0</text:p>
            <text:p text:style-name="P41">2. 194.3.22. <text:span text:style-name="T58">001 </text:span>00000 → 194.3.22.32</text:p>
            <text:p text:style-name="P41">3. 194.3.22. <text:span text:style-name="T58">010 </text:span>00000 → 194.3.22.64</text:p>
            <text:p text:style-name="P41">4. 194.3.22. <text:span text:style-name="T58">011 </text:span>00000 → 194.3.22.96</text:p>
            <text:p text:style-name="P41">5. 194.3.22. <text:span text:style-name="T58">100 </text:span>00000 → 194.3.22.128</text:p>
            <text:p text:style-name="P41">6. 194.3.22. <text:span text:style-name="T58">101 </text:span>00000 → 194.3.22.160</text:p>
            <text:p text:style-name="P41"/>
            <text:p text:style-name="P27">Si nos fijamos en el valor que van tomando los bits de subred veremos que son 0, 1, 2, 3, 4 y 5</text:p>
          </table:table-cell>
        </table:table-row>
      </table:table>
      <text:p text:style-name="P48"/>
      <text:p text:style-name="P61">¿Cuáles serían las direcciones de difusión de cada una de las subred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9"><text:span text:style-name="T75">Las direcciones de difusion de las </text:span><text:span text:style-name="T78">6 </text:span><text:span text:style-name="T75">subredes posibles </text:span><text:span text:style-name="T76">los obtenemos poniendo a 1 los bits de hosts en cada una de las subredes</text:span></text:p>
            <text:p text:style-name="P29"><text:span text:style-name="T76"/></text:p>
            <text:p text:style-name="P41">1. 194.3.22. <text:span text:style-name="T58">000</text:span> <text:span text:style-name="T42">11111</text:span> → 194.3.22.<text:span text:style-name="T42">31</text:span></text:p>
            <text:p text:style-name="P41"><text:soft-page-break/>2. 194.3.22. <text:span text:style-name="T58">001</text:span> <text:span text:style-name="T42">11111</text:span> → 194.3.22.<text:span text:style-name="T42">63</text:span></text:p>
            <text:p text:style-name="P41">3. 194.3.22. <text:span text:style-name="T58">010</text:span> <text:span text:style-name="T42">11111</text:span> → 194.3.22.<text:span text:style-name="T42">95</text:span></text:p>
            <text:p text:style-name="P41">4. 194.3.22. <text:span text:style-name="T58">011</text:span> <text:span text:style-name="T42">11111</text:span> → 194.3.22.<text:span text:style-name="T42">127</text:span></text:p>
            <text:p text:style-name="P41">5. 194.3.22. <text:span text:style-name="T58">100</text:span> <text:span text:style-name="T42">11111</text:span> → 194.3.22.<text:span text:style-name="T42">159</text:span></text:p>
            <text:p text:style-name="P41">6. 194.3.22. <text:span text:style-name="T58">101</text:span> <text:span text:style-name="T42">11111</text:span> → 194.3.22.<text:span text:style-name="T42">191</text:span></text:p>
          </table:table-cell>
        </table:table-row>
      </table:table>
      <text:p text:style-name="P7"/>
      <text:p text:style-name="P17"><text:span text:style-name="T29">Si a un router de esta organización le llega la dirección IP </text:span><text:span text:style-name="T34">19</text:span><text:span text:style-name="T35">4</text:span><text:span text:style-name="T34">.3.</text:span><text:span text:style-name="T35">22</text:span><text:span text:style-name="T34">.</text:span><text:span text:style-name="T35">137</text:span><text:span text:style-name="T29">. ¿</text:span><text:span text:style-name="T30">Cuál es la dirección de la </text:span><text:span text:style-name="T29">subred pertenece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0"><text:span text:style-name="T77">P</text:span><text:span text:style-name="T76">ara obtener la subred ponemos a cero los bits </text:span><text:span text:style-name="T78">de la parte del hosts de la dirección. Para ello pasamos a binario la parte de la dirección que nos interesa (el último octeto)</text:span><text:span text:style-name="T75">194.3.22.128</text:span></text:p>
            <text:p text:style-name="P30"><text:span text:style-name="T75"/></text:p>
            <text:p text:style-name="P24"><text:span text:style-name="T41"><text:s text:c="4"/>194.3.22.128 → 1</text:span>94.3.22. <text:span text:style-name="T58">100 </text:span>01001</text:p>
            <text:p text:style-name="P27"/>
            <text:p text:style-name="P27">Al poner a cero los 5 últimos bits obtenemos:</text:p>
            <text:p text:style-name="P28"/>
            <text:p text:style-name="P30"><text:span text:style-name="T79"><text:s text:c="4"/>194.3.22. </text:span><text:span text:style-name="T66">100 </text:span><text:span text:style-name="T79">00000 → </text:span><text:span text:style-name="T66">194.3.22.128</text:span><text:span text:style-name="T79"> </text:span><text:span text:style-name="T78">← dirección de la red </text:span></text:p>
          </table:table-cell>
        </table:table-row>
      </table:table>
      <text:p text:style-name="P7"/>
      <text:p text:style-name="P8"><text:span text:style-name="T36">6</text:span>. ¿Cuál sería la máscara de red si necesitamos conectar <text:span text:style-name="T36">32767</text:span> equipos a una red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7">Con n bits para la parte de host podemos conecar <text:span text:style-name="T80">2</text:span><text:span text:style-name="T38">n</text:span> – 2 equipos. Por tanto</text:p>
            <text:p text:style-name="P25"/>
            <text:p text:style-name="P43">n = 14 → 2¹⁴ – 2 equipos = 16384 ← no es suficiente</text:p>
            <text:p text:style-name="P43">n = 15 → 2¹⁵ – 2 equipos = 32766 ← no es suficiente</text:p>
            <text:p text:style-name="P43">n = 16 → 2¹⁶ – 2 equipos = 65536 ← es suficiente</text:p>
            <text:p text:style-name="P22"><text:span text:style-name="T39"/></text:p>
            <text:p text:style-name="P22"><text:span text:style-name="T74">Por tanto </text:span>necesitamos 16 bits para los hosts <text:span text:style-name="T74">y 32 – 16 = 16 bits para la red.</text:span></text:p>
            <text:p text:style-name="P25"><text:span text:style-name="T39"/></text:p>
            <text:p text:style-name="P42"><text:span text:style-name="T39">11111111.11111111.00000000.00000000 → </text:span><text:span text:style-name="T63">255.255.0.0</text:span><text:span text:style-name="T49"> ← Máscara de red</text:span></text:p>
          </table:table-cell>
        </table:table-row>
      </table:table>
      <text:p text:style-name="P8"/>
      <text:p text:style-name="P21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family="'Ubuntu Mono'" style:font-pitch="fixed" fo:font-size="11pt" style:text-underline-style="none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center" style:justify-single-word="false"/>
      <style:text-properties style:font-name="Arial1" fo:font-family="Arial" style:font-style-name="Predeterminado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efea0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-</text:span><text:span text:style-name="MT3">parte1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3"><draw:image xlink:href="Pictures/10000201000001930000008DE8AAAC551EA9DCCE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3-07T23:00:46.140004689</dc:date>
    <dc:creator>ivan </dc:creator>
    <meta:editing-duration>PT6H22M29S</meta:editing-duration>
    <meta:editing-cycles>60</meta:editing-cycles>
    <meta:generator>LibreOffice/5.0.4.2$Linux_x86 LibreOffice_project/00m0$Build-2</meta:generator>
    <meta:document-statistic meta:table-count="11" meta:image-count="1" meta:object-count="0" meta:page-count="4" meta:paragraph-count="142" meta:word-count="1190" meta:character-count="7086" meta:non-whitespace-character-count="5820"/>
  </office:meta>
</office:document-meta>
</file>